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PH Sans" svg:font-family="'IPH Sans', 'PT Sans', 'Segoe UI', Candara, 'Bitstream Vera Sans', 'DejaVu Sans', 'Bitstream Vera Sans', 'Trebuchet MS', 'PT Sans Ref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8in" fo:margin-left="0.0007in" fo:margin-top="0in" fo:margin-bottom="0in" table:align="left" style:writing-mode="lr-tb"/>
    </style:style>
    <style:style style:name="Table1.A" style:family="table-column">
      <style:table-column-properties style:column-width="2.2542in"/>
    </style:style>
    <style:style style:name="Table1.B" style:family="table-column">
      <style:table-column-properties style:column-width="0.1958in"/>
    </style:style>
    <style:style style:name="Table1.C" style:family="table-column">
      <style:table-column-properties style:column-width="1.959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007in" fo:margin-top="0in" fo:margin-bottom="0in" table:align="left" style:writing-mode="lr-tb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007in" fo:margin-top="0in" fo:margin-bottom="0in" table:align="left" style:writing-mode="lr-tb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top="0.3335in" fo:margin-bottom="0in" style:contextual-spacing="false" fo:text-align="center" style:justify-single-word="false" fo:orphans="0" fo:widows="0"/>
      <style:text-properties fo:language="ru" fo:country="RU"/>
    </style:style>
    <style:style style:name="P3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4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fo:language="ru" fo:country="RU" officeooo:paragraph-rsid="00186f49"/>
    </style:style>
    <style:style style:name="P6" style:family="paragraph" style:parent-style-name="Standard">
      <style:paragraph-properties fo:margin-top="1.25in" fo:margin-bottom="0in" style:contextual-spacing="false" fo:text-align="center" style:justify-single-word="false" fo:orphans="0" fo:widows="0"/>
      <style:text-properties fo:language="ru" fo:country="RU"/>
    </style:style>
    <style:style style:name="P7" style:family="paragraph" style:parent-style-name="Footer">
      <style:text-properties fo:language="ru" fo:country="RU"/>
    </style:style>
    <style:style style:name="P8" style:family="paragraph" style:parent-style-name="Standard">
      <style:paragraph-properties fo:margin-left="-0.0752in" fo:margin-right="0in" fo:orphans="0" fo:widows="0" fo:text-indent="0in" style:auto-text-indent="false"/>
      <style:text-properties fo:language="ru" fo:country="RU"/>
    </style:style>
    <style:style style:name="P9" style:family="paragraph" style:parent-style-name="Standard">
      <style:paragraph-properties fo:margin-top="0.8335in" fo:margin-bottom="0in" style:contextual-spacing="false" fo:orphans="0" fo:widows="0"/>
      <style:text-properties fo:language="ru" fo:country="RU" officeooo:paragraph-rsid="001a7990"/>
    </style:style>
    <style:style style:name="P10" style:family="paragraph" style:parent-style-name="Standard">
      <style:paragraph-properties fo:margin-top="0.0835in" fo:margin-bottom="0in" style:contextual-spacing="false" fo:line-height="150%" fo:orphans="0" fo:widows="0"/>
      <style:text-properties fo:language="ru" fo:country="RU"/>
    </style:style>
    <style:style style:name="P11" style:family="paragraph" style:parent-style-name="Standard">
      <style:paragraph-properties fo:margin-top="1.1665in" fo:margin-bottom="0in" style:contextual-spacing="false" fo:line-height="150%" fo:orphans="0" fo:widows="0"/>
      <style:text-properties fo:language="ru" fo:country="RU"/>
    </style:style>
    <style:style style:name="P12" style:family="paragraph" style:parent-style-name="Standard">
      <style:paragraph-properties fo:line-height="0.1252in" fo:orphans="0" fo:widows="0"/>
      <style:text-properties fo:language="ru" fo:country="RU"/>
    </style:style>
    <style:style style:name="P13" style:family="paragraph" style:parent-style-name="H1_20__28_excluded_29_">
      <style:paragraph-properties fo:break-before="page"/>
      <style:text-properties fo:language="ru" fo:country="RU"/>
    </style:style>
    <style:style style:name="P14" style:family="paragraph" style:parent-style-name="H1">
      <style:paragraph-properties fo:break-before="page"/>
      <style:text-properties fo:language="ru" fo:country="RU"/>
    </style:style>
    <style:style style:name="P15" style:family="paragraph" style:parent-style-name="Text_20_body">
      <style:paragraph-properties fo:margin-top="0.6665in" fo:margin-bottom="0in" style:contextual-spacing="false" fo:orphans="0" fo:widows="0"/>
      <style:text-properties fo:language="ru" fo:country="RU" officeooo:rsid="0018e7a5" officeooo:paragraph-rsid="0018e7a5"/>
    </style:style>
    <style:style style:name="P16" style:family="paragraph" style:parent-style-name="Text_20_body">
      <style:paragraph-properties fo:margin-top="0in" fo:margin-bottom="0in" style:contextual-spacing="false"/>
      <style:text-properties fo:language="ru" fo:country="RU"/>
    </style:style>
    <style:style style:name="P17" style:family="paragraph" style:parent-style-name="H1">
      <style:paragraph-properties fo:break-before="page"/>
      <style:text-properties fo:language="ru" fo:country="RU" officeooo:rsid="001ec479" officeooo:paragraph-rsid="001ec479"/>
    </style:style>
    <style:style style:name="P18" style:family="paragraph" style:parent-style-name="Heading_20_1">
      <style:paragraph-properties fo:margin-top="0.5in" fo:margin-bottom="0.5in" style:contextual-spacing="false" fo:orphans="0" fo:widows="0"/>
      <style:text-properties fo:language="ru" fo:country="RU" fo:font-weight="normal" officeooo:rsid="0018e7a5" officeooo:paragraph-rsid="0018e7a5" style:font-weight-asian="normal" style:font-size-complex="16pt"/>
    </style:style>
    <style:style style:name="P19" style:family="paragraph" style:parent-style-name="MAIN_20_TEXT">
      <style:text-properties fo:language="ru" fo:country="RU"/>
    </style:style>
    <style:style style:name="P20" style:family="paragraph" style:parent-style-name="Standard">
      <style:paragraph-properties fo:line-height="0.1252in" fo:text-align="center" style:justify-single-word="false" fo:orphans="0" fo:widows="0"/>
      <style:text-properties fo:font-size="10pt" fo:language="ru" fo:country="RU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fo:language="ru" fo:country="RU" style:font-size-asian="10pt" style:font-size-complex="10pt"/>
    </style:style>
    <style:style style:name="P22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officeooo:rsid="001a7990" officeooo:paragraph-rsid="001a7990" style:font-size-asian="14pt" style:font-size-complex="14pt"/>
    </style:style>
    <style:style style:name="P23" style:family="paragraph" style:parent-style-name="MAIN_20_TEXT">
      <style:paragraph-properties fo:margin-left="0in" fo:margin-right="0in" fo:text-indent="0in" style:auto-text-indent="false"/>
      <style:text-properties fo:font-size="14pt" fo:language="ru" fo:country="RU" style:font-size-asian="14pt" style:font-size-complex="14pt"/>
    </style:style>
    <style:style style:name="P24" style:family="paragraph" style:parent-style-name="Heading_20_3">
      <style:paragraph-properties fo:margin-top="0.0835in" fo:margin-bottom="0in" style:contextual-spacing="false" fo:orphans="0" fo:widows="0"/>
      <style:text-properties fo:font-size="12pt" fo:language="ru" fo:country="RU" style:font-size-asian="12pt" style:font-size-complex="12pt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DIV1">
      <style:paragraph-properties fo:break-before="page"/>
      <style:text-properties fo:language="ru" fo:country="RU" officeooo:rsid="001ec479" officeooo:paragraph-rsid="001ec479"/>
    </style:style>
    <style:style style:name="P30" style:family="paragraph" style:parent-style-name="DIV1" style:list-style-name="">
      <style:paragraph-properties fo:line-height="150%" fo:text-align="start" style:justify-single-word="false" fo:orphans="2" fo:widows="2" fo:hyphenation-ladder-count="no-limit"/>
      <style:text-properties fo:hyphenate="false" fo:hyphenation-remain-char-count="2" fo:hyphenation-push-char-count="2" loext:hyphenation-no-caps="true"/>
    </style:style>
    <style:style style:name="P31" style:family="paragraph" style:parent-style-name="DIV1">
      <style:paragraph-properties fo:break-before="page"/>
    </style:style>
    <style:style style:name="P32" style:family="paragraph" style:parent-style-name="DIV1">
      <style:text-properties officeooo:rsid="003926c0" officeooo:paragraph-rsid="003926c0"/>
    </style:style>
    <style:style style:name="P33" style:family="paragraph" style:parent-style-name="DIV1">
      <style:text-properties officeooo:rsid="00451ea3" officeooo:paragraph-rsid="00451ea3"/>
    </style:style>
    <style:style style:name="P34" style:family="paragraph" style:parent-style-name="MAIN_20_TEXT" style:list-style-name="L1"/>
    <style:style style:name="P35" style:family="paragraph" style:parent-style-name="MAIN_20_TEXT" style:list-style-name="L1">
      <style:text-properties officeooo:paragraph-rsid="0028495f"/>
    </style:style>
    <style:style style:name="P36" style:family="paragraph" style:parent-style-name="MAIN_20_TEXT" style:list-style-name="L1">
      <style:text-properties officeooo:rsid="0028495f" officeooo:paragraph-rsid="0028495f"/>
    </style:style>
    <style:style style:name="P37" style:family="paragraph" style:parent-style-name="MAIN_20_TEXT">
      <style:text-properties officeooo:paragraph-rsid="00216086"/>
    </style:style>
    <style:style style:name="P38" style:family="paragraph" style:parent-style-name="MAIN_20_TEXT">
      <style:paragraph-properties fo:margin-left="0.5in" fo:margin-right="0in" fo:text-indent="0.4925in" style:auto-text-indent="false"/>
      <style:text-properties officeooo:paragraph-rsid="00216086"/>
    </style:style>
    <style:style style:name="P39" style:family="paragraph" style:parent-style-name="MAIN_20_TEXT">
      <style:text-properties officeooo:paragraph-rsid="0036a316"/>
    </style:style>
    <style:style style:name="P40" style:family="paragraph" style:parent-style-name="MAIN_20_TEXT">
      <style:paragraph-properties fo:margin-left="0.5in" fo:margin-right="0in" fo:text-indent="0.4925in" style:auto-text-indent="false"/>
      <style:text-properties officeooo:paragraph-rsid="0036e9fe"/>
    </style:style>
    <style:style style:name="P41" style:family="paragraph" style:parent-style-name="MAIN_20_TEXT">
      <style:text-properties officeooo:paragraph-rsid="003e424f"/>
    </style:style>
    <style:style style:name="P42" style:family="paragraph" style:parent-style-name="MAIN_20_TEXT" style:list-style-name="L3">
      <style:text-properties officeooo:paragraph-rsid="004b2442"/>
    </style:style>
    <style:style style:name="P43" style:family="paragraph" style:parent-style-name="MAIN_20_TEXT" style:list-style-name="L3">
      <style:text-properties officeooo:paragraph-rsid="00539fb1"/>
    </style:style>
    <style:style style:name="P44" style:family="paragraph" style:parent-style-name="MAIN_20_TEXT" style:list-style-name="L6">
      <style:text-properties officeooo:paragraph-rsid="004b2442"/>
    </style:style>
    <style:style style:name="P45" style:family="paragraph" style:parent-style-name="MAIN_20_TEXT" style:list-style-name="L7">
      <style:text-properties officeooo:paragraph-rsid="004b2442"/>
    </style:style>
    <style:style style:name="P46" style:family="paragraph" style:parent-style-name="MAIN_20_TEXT" style:list-style-name="L7">
      <style:text-properties officeooo:paragraph-rsid="004c7226"/>
    </style:style>
    <style:style style:name="P47" style:family="paragraph" style:parent-style-name="MAIN_20_TEXT" style:list-style-name="L8">
      <style:text-properties officeooo:paragraph-rsid="00539fb1"/>
    </style:style>
    <style:style style:name="P48" style:family="paragraph" style:parent-style-name="Standard" style:master-page-name="First_20_Page">
      <style:paragraph-properties fo:text-align="center" style:justify-single-word="false" fo:orphans="0" fo:widows="0" style:page-number="auto"/>
      <style:text-properties fo:language="ru" fo:country="RU"/>
    </style:style>
    <style:style style:name="T1" style:family="text">
      <style:text-properties officeooo:rsid="00186f49"/>
    </style:style>
    <style:style style:name="T2" style:family="text">
      <style:text-properties officeooo:rsid="0018e7a5"/>
    </style:style>
    <style:style style:name="T3" style:family="text">
      <style:text-properties officeooo:rsid="001a7990"/>
    </style:style>
    <style:style style:name="T4" style:family="text">
      <style:text-properties officeooo:rsid="0028495f"/>
    </style:style>
    <style:style style:name="T5" style:family="text">
      <style:text-properties officeooo:rsid="00321bcd"/>
    </style:style>
    <style:style style:name="T6" style:family="text">
      <style:text-properties officeooo:rsid="003926c0"/>
    </style:style>
    <style:style style:name="T7" style:family="text">
      <style:text-properties officeooo:rsid="00407219"/>
    </style:style>
    <style:style style:name="T8" style:family="text">
      <style:text-properties officeooo:rsid="0041e9a3"/>
    </style:style>
    <style:style style:name="T9" style:family="text">
      <style:text-properties officeooo:rsid="0045bdf6"/>
    </style:style>
    <style:style style:name="T10" style:family="text">
      <style:text-properties officeooo:rsid="0049649f"/>
    </style:style>
    <style:style style:name="T11" style:family="text">
      <style:text-properties officeooo:rsid="004b2442"/>
    </style:style>
    <style:style style:name="T12" style:family="text">
      <style:text-properties officeooo:rsid="004b963d"/>
    </style:style>
    <style:style style:name="T13" style:family="text">
      <style:text-properties officeooo:rsid="004c7226"/>
    </style:style>
    <style:style style:name="T14" style:family="text">
      <style:text-properties officeooo:rsid="004d3010"/>
    </style:style>
    <style:style style:name="T15" style:family="text">
      <style:text-properties officeooo:rsid="00502909"/>
    </style:style>
    <style:style style:name="T16" style:family="text">
      <style:text-properties officeooo:rsid="005214c3"/>
    </style:style>
    <style:style style:name="T17" style:family="text">
      <style:text-properties officeooo:rsid="00539fb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section text:style-name="Sect1" text:name="TextSection">
        <text:p text:style-name="P48">ГУАП</text:p>
        <text:p text:style-name="P2">КАФЕДРА № <text:span text:style-name="T1">61</text:span></text:p>
        <text:p text:style-name="P9"><text:span text:style-name="T2">ДОКЛАД</text:span> <text:line-break/>ЗАЩИЩЕН С ОЦЕНКОЙ</text:p>
        <text:p text:style-name="P10">ПРЕПОДАВАТЕЛЬ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3">канд. филос. наук, доцент</text:p>
            </table:table-cell>
            <table:table-cell table:style-name="Table1.B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B1" office:value-type="string">
              <text:p text:style-name="P4"/>
            </table:table-cell>
            <table:table-cell table:style-name="Table1.A1" office:value-type="string">
              <text:p text:style-name="P5">М. Л. Бурова</text:p>
            </table:table-cell>
          </table:table-row>
          <table:table-row table:style-name="Table1.1">
            <table:table-cell table:style-name="Table1.B1" office:value-type="string">
              <text:p text:style-name="P20">должность, уч. степень, звание</text:p>
            </table:table-cell>
            <table:table-cell table:style-name="Table1.B1" office:value-type="string">
              <text:p text:style-name="P12"/>
            </table:table-cell>
            <table:table-cell table:style-name="Table1.B1" office:value-type="string">
              <text:p text:style-name="P20">подпись, дата</text:p>
            </table:table-cell>
            <table:table-cell table:style-name="Table1.B1" office:value-type="string">
              <text:p text:style-name="P12"/>
            </table:table-cell>
            <table:table-cell table:style-name="Table1.B1" office:value-type="string">
              <text:p text:style-name="P20">инициалы, фамилия</text:p>
            </table:table-cell>
          </table:table-row>
        </table:table>
        <text:p text:style-name="P1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5">ДОКЛАД</text:p>
            </table:table-cell>
          </table:table-row>
          <table:table-row table:style-name="Table2.1">
            <table:table-cell table:style-name="Table2.A1" office:value-type="string">
              <text:h text:style-name="P18" text:outline-level="1">ФИЛОСОФИЯ ТЕХНИКИ</text:h>
            </table:table-cell>
          </table:table-row>
          <table:table-row table:style-name="Table2.1">
            <table:table-cell table:style-name="Table2.A1" office:value-type="string">
              <text:h text:style-name="P24" text:outline-level="3">по курсу:</text:h>
            </table:table-cell>
          </table:table-row>
          <table:table-row table:style-name="Table2.1">
            <table:table-cell table:style-name="Table2.A1" office:value-type="string">
              <text:h text:style-name="P22" text:outline-level="3">ФИЛОСОФИЯ</text:h>
            </table:table-cell>
          </table:table-row>
          <table:table-row table:style-name="Table2.1">
            <table:table-cell table:style-name="Table2.A1" office:value-type="string">
              <text:p text:style-name="P3"/>
            </table:table-cell>
          </table:table-row>
        </table:table>
        <text:p text:style-name="P11">РАБОТУ ВЫПОЛНИЛ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8">СТУДЕНТ гр. №</text:p>
            </table:table-cell>
            <table:table-cell table:style-name="Table3.B1" office:value-type="string">
              <text:p text:style-name="P4">4326</text:p>
            </table:table-cell>
            <table:table-cell table:style-name="Table3.C1" office:value-type="string">
              <text:p text:style-name="P4"/>
            </table:table-cell>
            <table:table-cell table:style-name="Table3.D1" office:value-type="string">
              <text:p text:style-name="P4"/>
            </table:table-cell>
            <table:table-cell table:style-name="Table3.C1" office:value-type="string">
              <text:p text:style-name="P4"/>
            </table:table-cell>
            <table:table-cell table:style-name="Table3.D1" office:value-type="string">
              <text:p text:style-name="P4">Г. С. Томчук</text:p>
            </table:table-cell>
          </table:table-row>
          <table:table-row table:style-name="Table3.1">
            <table:table-cell table:style-name="Table3.C1" office:value-type="string">
              <text:p text:style-name="P20"/>
            </table:table-cell>
            <table:table-cell table:style-name="Table3.B2" office:value-type="string">
              <text:p text:style-name="P12"/>
            </table:table-cell>
            <table:table-cell table:style-name="Table3.C1" office:value-type="string">
              <text:p text:style-name="P12"/>
            </table:table-cell>
            <table:table-cell table:style-name="Table3.D2" office:value-type="string">
              <text:p text:style-name="P20">подпись, дата</text:p>
            </table:table-cell>
            <table:table-cell table:style-name="Table3.C1" office:value-type="string">
              <text:p text:style-name="P12"/>
            </table:table-cell>
            <table:table-cell table:style-name="Table3.C1" office:value-type="string">
              <text:p text:style-name="P20">инициалы, фамилия</text:p>
            </table:table-cell>
          </table:table-row>
        </table:table>
        <text:p text:style-name="P21"/>
        <text:p text:style-name="P6">Санкт-Петербург <text:span text:style-name="T3">2024</text:span></text:p>
      </text:section>
      <text:section text:style-name="Sect1" text:name="Section1">
        <text:p text:style-name="P13">СОДЕРЖАНИЕ</text:p>
        <text:table-of-content text:style-name="Sect1" text:protected="true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H1"/>
              <text:index-source-style text:style-name="DIV1"/>
            </text:index-source-styles>
            <text:index-source-styles text:outline-level="2">
              <text:index-source-style text:style-name="DIV2"/>
            </text:index-source-styles>
          </text:table-of-content-source>
          <text:index-body>
            <text:p text:style-name="P25"><text:a xlink:type="simple" xlink:href="#__RefHeading___Toc308_977465101" text:style-name="Index_20_Link" text:visited-style-name="Index_20_Link">1 Определение<text:tab/>3</text:a></text:p>
            <text:p text:style-name="P25"><text:a xlink:type="simple" xlink:href="#__RefHeading___Toc565_533860271" text:style-name="Index_20_Link" text:visited-style-name="Index_20_Link">2 Предмет изучения<text:tab/>4</text:a></text:p>
            <text:p text:style-name="P25"><text:a xlink:type="simple" xlink:href="#__RefHeading___Toc563_533860271" text:style-name="Index_20_Link" text:visited-style-name="Index_20_Link">3 Основные задачи<text:tab/>5</text:a></text:p>
            <text:p text:style-name="P26"><text:a xlink:type="simple" xlink:href="#__RefHeading___Toc569_533860271" text:style-name="Index_20_Link" text:visited-style-name="Index_20_Link">3.1 «Распредмечивание» техники<text:tab/>5</text:a></text:p>
            <text:p text:style-name="P26"><text:a xlink:type="simple" xlink:href="#__RefHeading___Toc567_533860271" text:style-name="Index_20_Link" text:visited-style-name="Index_20_Link">3.2 Анализ культурно-исторических изменений в восприятии техники<text:tab/>6</text:a></text:p>
            <text:p text:style-name="P25"><text:a xlink:type="simple" xlink:href="#__RefHeading___Toc559_533860271" text:style-name="Index_20_Link" text:visited-style-name="Index_20_Link">4 Направления<text:tab/>6</text:a></text:p>
            <text:p text:style-name="P25"><text:a xlink:type="simple" xlink:href="#__RefHeading___Toc561_533860271" text:style-name="Index_20_Link" text:visited-style-name="Index_20_Link">5 Применение в жизни<text:tab/>7</text:a></text:p>
            <text:p text:style-name="P25"><text:a xlink:type="simple" xlink:href="#__RefHeading___Toc304_977465101" text:style-name="Index_20_Link" text:visited-style-name="Index_20_Link">ВЫВОД<text:tab/>8</text:a></text:p>
            <text:p text:style-name="P25"><text:a xlink:type="simple" xlink:href="#__RefHeading___Toc306_977465101" text:style-name="Index_20_Link" text:visited-style-name="Index_20_Link">СПИСОК ИСПОЛЬЗОВАННЫХ ИСТОЧНИКОВ<text:tab/>9</text:a></text:p>
          </text:index-body>
        </text:table-of-content>
        <text:p text:style-name="P23"/>
        <text:h text:style-name="P29" text:outline-level="1"><text:bookmark-start text:name="_Toc147191230"/><text:bookmark-start text:name="__RefHeading___Toc308_977465101"/>О<text:bookmark-end text:name="_Toc147191230"/>пределение<text:bookmark-end text:name="__RefHeading___Toc308_977465101"/></text:h>
        <text:p text:style-name="P41">Философия техники – область философских исследований, направленных на осмысление природы техники и оценку ее воздействий на общество, культуру и человека. Философия техники возникла во 2-й пол. 19 в. Первоначально философские вопросы техники ставили инженеры – Иоганн Бекман, Франц Рёло́, Алоиз Ридлер. Термин «философия техники» ввел Эрнст Капп, немецкий философ и географ, создавший одну из первых концепций философии техники. Согласно Каппу, в основе техники лежит органопроекция, то есть техника создается по образцу живого организма. Создание техники не есть создание нового, но раскрытие естественных возможностей организма. <text:span text:style-name="T7">Т.е. </text:span><text:span text:style-name="T8">о</text:span>рудия суть проекция человеческих органов. Например, железные дороги — это проекция кровообращения, а телеграф — нервной системы.</text:p>
        <text:p text:style-name="P41">Существенную роль в формировании философии техники сыграли также Альфред Эспинас, Ф<text:span text:style-name="T5">ред Б</text:span>он, Фридрих Дессауэр, русский инженер и философ Пётр Климентьевич Энгельмейер. В нач. 20 в. философия техники успешно развивалась в России, однако позднее эта дисциплина (как буржуазная наука) перестала разрабатываться в нашей стране. В 1960–70-х гг. получил развитие ряд дисциплин, в которых изучались и обсуждались различные аспекты техники: история техники, философские вопросы техники, методология и история технических наук, методология и история проектирования и инженер<text:bookmark-start text:name="__RefHeading___Toc308_9774651011"/>ной деятельности. Ныне эти области исследований развиваются не только самостоятельно, но и в рамках философии техники.<text:bookmark-end text:name="__RefHeading___Toc308_9774651011"/></text:p>
        <text:h text:style-name="P30" text:outline-level="1"/>
        <text:h text:style-name="P31" text:outline-level="1"><text:bookmark-start text:name="__RefHeading___Toc565_533860271"/>Предмет изучения<text:bookmark-end text:name="__RefHeading___Toc565_533860271"/></text:h>
        <text:p text:style-name="P37">В фокусе интересов философии техники стоит феномен и сущность техники. Как феномен техника выступает в виде машин и орудий, а сегодня также и в виде технических сооружений и даже технической среды (техносферы). К числу феноменов техники относятся также знания, используемые в технике. В отличие от феноменологических описаний, служащих в философии техники в качестве эмпирического материала, осмысление сущности техники – это попытки ответить на вопросы о природе техники; об отношении техники к другим сферам человеческой деятельности – науке, искусству, инженерии, проектированию, практической деятельности; о возникновении техники и этапах ее развития; о том, действительно ли техника угрожает нашей цивилизации; о влиянии техники на человека и на природу, наконец, о перспективах развития и изменения техники.</text:p>
        <text:p text:style-name="P39">Для философии техники характерно отсутствие единой философской системы; наряду с собственно философской она включает и другие формы рефлексии по поводу техники – историческую, аксиологическую, методологическую, проектную. Философский характер такого рода размышлениям придает направленность мышления на уяснение идеи и сущности техники, на понимание места техники в культуре и в социальном универсуме, в историческом контексте.</text:p>
        <text:p text:style-name="P39">Существует точка зрения, согласно которой философия техники – это скорее не собственно философия, а междисциплинарная область знаний, для которой характерно самое широкое рассмотрение техники. При этом опираются на то, что философия техники включает разные формы рефлексии и по языку далеко отклоняется от классических философских традиций.</text:p>
        <text:h text:style-name="P31" text:outline-level="1"><text:bookmark-start text:name="__RefHeading___Toc563_533860271"/>Основные задачи<text:bookmark-end text:name="__RefHeading___Toc563_533860271"/></text:h>
        <text:p text:style-name="P39">В целом философия техники ориентирована на две основные задачи. Первая – осмысление техники, уяснение ее природы и сущности – порождена кризисом не столько техники, сколько всей современной «техногенной цивилизации». Постепенно становилось понятным, что кризисы нашей цивилизации – экологический, антропологический, кризис культуры и другие – взаимосвязаны, причем техника (и более широко – специфически техническое отношение к миру) является одним из факторов, вызывающих это глобальное неблагополучие. Вторая задача – это поиск путей разрешения кризиса.</text:p>
        <text:p text:style-name="P37">К сфере философии техники относят и прикладные задачи, и проблемы, напр., такие, как определение основ научно-технической политики, разработка методологии научно-технических и гуманитарно-технических экспертиз, методология научно-технического прогнозирования и др. На заре формирования этой дисциплины (в кон. 19 – нач. 20 в.) в философию техники подобные прикладные, хотя и достаточно широкие, проблемы не включались.</text:p>
        <text:h text:style-name="DIV2" text:outline-level="2"><text:bookmark-start text:name="__RefHeading___Toc569_533860271"/>«<text:span text:style-name="T6">Р</text:span>аспредмечивание» <text:span text:style-name="T6">техники</text:span><text:bookmark-end text:name="__RefHeading___Toc569_533860271"/></text:h>
        <text:p text:style-name="P40">Важной методологической проблемой философии техники является проблема допустимых пределов ее редукции к таким реалиям, как деятельность, формы технической рациональности, ценности, те или иные аспекты культуры. Во многих основных определениях техники, которые даются в философии техники, происходит ее «распредмечивание», техника как бы исчезает, ее подменяют определенные формы деятельности, ценности, дух, аспекты культуры и т.п. С одной стороны, такая редукция является необходимым моментом и условием познания техники, с другой стороны, возникает опасность вообще утратить специфику техники как объекта изучения. «Распредмечивание» техники порой заходит так далеко, что техника представляется как глубинный и глобальный аспекты всякой человеческой деятельности и культуры, а не как нечто субстанциальное, что обычно мы интуитивно имеем в виду, говоря о технике.</text:p>
        <text:p text:style-name="P40"><text:soft-page-break/>В связи с этим возникает дилемма: является ли техника самостоятельной реальностью, или же она есть инобытие чего-то другого, всего лишь аспект духа, человеческой деятельности или культуры и т.п.</text:p>
        <text:h text:style-name="DIV2" text:outline-level="2"><text:bookmark-start text:name="__RefHeading___Toc567_533860271"/>Анализ культурно-исторических изменений в восприятии техники<text:bookmark-end text:name="__RefHeading___Toc567_533860271"/></text:h>
        <text:p text:style-name="P38">В последние годы возникла новая проблема – анализ культурно-исторических изменений в понимании и восприятии техники. Исследования показывают, что, напр., в архаической культуре орудия, простейшие механизмы и сооружения понимались в анимистической картине мира. Древний человек думал, что в орудиях присутствуют духи, помогающие или препятствующие человеку. Развитие же техники в культуре Нового времени привело к тому, что современный человек видит в технике действие законов природы и свое собственное инженерное творчество. И дело не сводится к той или иной трактовке техники – речь идет о ее культурном существовании и бытии. Понятая в качестве духа, техника живет по одной «логике», имеет одни степени свободы; понятая же как проявление божественного творчества (средневековая трактовка) – по другой «логике», понятая как процесс (сила, энергия) природы – по третьей.</text:p>
        <text:h text:style-name="P33" text:outline-level="1"><text:bookmark-start text:name="__RefHeading___Toc559_533860271"/>Направления<text:bookmark-end text:name="__RefHeading___Toc559_533860271"/></text:h>
        <text:p text:style-name="MAIN_20_TEXT">Основны<text:span text:style-name="T9">ми</text:span> направления<text:span text:style-name="T9">ми</text:span> философии техники <text:span text:style-name="T9">являются</text:span>:</text:p>
        <text:list xml:id="list635999348" text:style-name="L3">
          <text:list-item>
            <text:p text:style-name="P42">Технократия: Это направление выделяет роль техники в управлении обществом. Технократы считают, что технические специалисты должны играть ключевую роль в принятии решений, касающихся социальных и экономических вопросов. <text:span text:style-name="T10">Из представителей стоит выделить:</text:span></text:p>
          </text:list-item>
        </text:list>
        <text:list xml:id="list1413067592" text:style-name="L6">
          <text:list-item>
            <text:list>
              <text:list-item>
                <text:p text:style-name="P44">Джон Дьюи, Американский философ и психолог, который выдвигал идеи о важности экспертного управления в современном обществе.</text:p>
              </text:list-item>
              <text:list-item>
                <text:p text:style-name="P44">Теодор Левитт: Американский экономист и социолог, который активно исследовал роль техники в управлении и организации общества.</text:p>
              </text:list-item>
            </text:list>
          </text:list-item>
        </text:list>
        <text:list xml:id="list54314670341023" text:continue-list="list635999348" text:style-name="L3">
          <text:list-item>
            <text:p text:style-name="P42">Технологический детерминизм: Этот взгляд утверждает, что <text:soft-page-break/>технологический прогресс определяет ход и развитие общества. Он предполагает, что технологии имеют решающее влияние на культуру, политику, экономику и другие сферы человеческой жизни. <text:span text:style-name="T11">Представители:</text:span></text:p>
          </text:list-item>
        </text:list>
        <text:list xml:id="list3166690641" text:style-name="L7">
          <text:list-item>
            <text:list>
              <text:list-item>
                <text:p text:style-name="P46">Торстейн Веблен, <text:span text:style-name="T13">а</text:span>мериканский социолог, <text:span text:style-name="T14">автор данного термина,</text:span> <text:span text:style-name="T13">утвержда</text:span><text:span text:style-name="T14">вший</text:span><text:span text:style-name="T13">, что </text:span>менеджерам принадлежит решающая роль не только в развитии экономики, но и в принятии управленческих решений в области политики, известная также, как идея «революции управляющих». Веблен <text:span text:style-name="T15">также </text:span>утверждал, что «машина изменяет антропоморфные привычки мышления».</text:p>
              </text:list-item>
              <text:list-item>
                <text:p text:style-name="P45">Льюис Мамфорд: <text:span text:style-name="T16">т</text:span>акже американский историк и социолог, который акцентировал внимание на взаимосвязи между технологией и человеческой цивилизацией.</text:p>
              </text:list-item>
            </text:list>
          </text:list-item>
        </text:list>
        <text:list xml:id="list54314272533091" text:continue-list="list54314670341023" text:style-name="L3">
          <text:list-item>
            <text:p text:style-name="P43">Критика техники: Это направление критически оценивает влияние техники на общество и природу. Критики техники подчеркивают негативные аспекты технологического прогресса, такие как разрушение окружающей среды, утрата человеческих ценностей и угроза автономии человека. <text:span text:style-name="T17">Известными представителями являются:</text:span></text:p>
          </text:list-item>
        </text:list>
        <text:list xml:id="list3024759001" text:style-name="L8">
          <text:list-item>
            <text:list>
              <text:list-item>
                <text:p text:style-name="P47">Мартин Хайдеггер: Немецкий философ, который критически рассматривал технологию в контексте ее влияния на сущность человека и общества.</text:p>
              </text:list-item>
              <text:list-item>
                <text:p text:style-name="P47">Фридрих Георг Юнгер: Немецкий писатель и философ, известный своими работами по критике технического общества и технического прогресса.</text:p>
              </text:list-item>
            </text:list>
          </text:list-item>
        </text:list>
        <text:h text:style-name="P32" text:outline-level="1"><text:bookmark-start text:name="__RefHeading___Toc561_533860271"/>Применение в жизни<text:bookmark-end text:name="__RefHeading___Toc561_533860271"/></text:h>
        <text:p text:style-name="P37">Философия техники находит применение в целом ряде областей, напр. в системе управления народным хозяйством (экспертиза научно-технических проектов, консультирование, прогнозирование и т.д.), в разных областях науки и техники, наконец, в гуманитарных дисциплинах (как момент рефлексии технической и технологической стороны гуманитарной работы и мышления).</text:p>
        <text:h text:style-name="P17" text:outline-level="1"><text:bookmark-start text:name="__RefHeading___Toc304_977465101"/><text:bookmark-start text:name="_Toc147191234"/>В<text:bookmark-end text:name="_Toc147191234"/>ЫВОД<text:bookmark-end text:name="__RefHeading___Toc304_977465101"/></text:h>
        <text:p text:style-name="P19">Философия техники играет важную роль в понимании современного мира и его вызовов. Рассматривая технику с философской точки зрения, мы можем лучше понять ее значение, ее влияние и ее этические аспекты. Тем самым мы сможем принимать более осознанные решения в области техники и технологий, с учетом их социальных и культурных последствий.</text:p>
        <text:h text:style-name="P14" text:outline-level="1"><text:bookmark-start text:name="_Toc147191235"/><text:bookmark-start text:name="__RefHeading___Toc306_977465101"/>СПИСОК ИСПОЛЬЗОВАННЫХ ИСТОЧНИКОВ<text:bookmark-end text:name="_Toc147191235"/><text:bookmark-end text:name="__RefHeading___Toc306_977465101"/></text:h>
        <text:list xml:id="list794269025" text:style-name="L1">
          <text:list-item>
            <text:p text:style-name="P35"><text:span text:style-name="T4">Философия техники (https://ru.wikipedia.org/wiki/Философия_техники).</text:span></text:p>
          </text:list-item>
          <text:list-item>
            <text:p text:style-name="P36">Философия техники XX века (http://filosof.historic.ru/books/item/f00/s00/z0000197/st069.shtml).</text:p>
          </text:list-item>
          <text:list-item>
            <text:p text:style-name="P34">Митчем К. Жа к Эллюль: техника, или ставка века. В: Что такое философия техники? Москва: АСПЕКТ ПРЕСС; 1995.</text:p>
          </text:list-item>
          <text:list-item>
            <text:p text:style-name="P34">Энгельс Ф. Роль труда в процессе превращения обезьяны в человека. Москва: Политиздат; 1986.</text:p>
          </text:list-item>
          <text:list-item>
            <text:p text:style-name="P34">Горохов В.Г. Основы философии техники и технических наук. Москва: Гардарики; 2007.</text:p>
          </text:list-item>
          <text:list-item>
            <text:p text:style-name="P34">Степин В.С., Горохов В.Г., Розов М.А. Философия науки и техники. Москва: Гардарики; 2008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PH Sans" svg:font-family="'IPH Sans', 'PT Sans', 'Segoe UI', Candara, 'Bitstream Vera Sans', 'DejaVu Sans', 'Bitstream Vera Sans', 'Trebuchet MS', 'PT Sans Ref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1" style:family="paragraph" style:parent-style-name="Standard" loext:linked-style-name="H1_20_Знак" style:default-outline-level="1" style:list-style-name="">
      <style:paragraph-properties fo:line-height="150%"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MAIN_20_TEXT" style:display-name="MAIN TEXT" style:family="paragraph" style:parent-style-name="H1" loext:linked-style-name="MAIN_20_TEXT_20_Знак" style:default-outline-level="" style:master-page-name="">
      <style:paragraph-properties fo:margin-left="0in" fo:margin-right="0in" fo:text-align="justify" style:justify-single-word="false" fo:text-indent="0.4925in" style:auto-text-indent="false" style:page-number="auto" fo:keep-with-next="auto"/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IV1" style:family="paragraph" style:parent-style-name="List_20_Paragraph" style:default-outline-level="1">
      <style:paragraph-properties fo:line-height="150%"/>
      <style:text-properties fo:font-size="14pt" fo:font-weight="bold" style:font-size-asian="14pt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ibliography" style:family="paragraph" style:parent-style-name="Standard" style:next-style-name="Standard"/>
    <style:style style:name="DIV2" style:family="paragraph" style:parent-style-name="List_20_Paragraph" style:default-outline-level="2">
      <style:paragraph-properties fo:line-height="150%"/>
      <style:text-properties fo:font-size="14pt" fo:font-weight="bold" style:font-size-asian="14pt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6.4909in" style:type="right" style:leader-style="dotted" style:leader-text="."/>
        </style:tab-stops>
      </style:paragraph-properties>
      <style:text-properties fo:font-size="14pt" style:font-size-asian="14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>
        <style:tab-stops>
          <style:tab-stop style:position="0.5in"/>
          <style:tab-stop style:position="6.4909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H1_20__28_excluded_29_" style:display-name="H1 (excluded)" style:family="paragraph" style:parent-style-name="H1" style:default-outline-level=""/>
    <style:style style:name="caption" style:family="paragraph" style:parent-style-name="Standard" style:next-style-name="Standard">
      <style:paragraph-properties fo:margin-top="0in" fo:margin-bottom="0.139in" style:contextual-spacing="false" fo:text-align="end" style:justify-single-word="false" fo:keep-with-next="always"/>
      <style:text-properties fo:color="#000000" loext:opacity="100%" fo:font-size="14pt" style:font-size-asian="14pt" style:font-size-complex="14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.0693in" style:contextual-spacing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1_20_Знак" style:display-name="H1 Знак" style:family="text" style:parent-style-name="Default_20_Paragraph_20_Font" loext:linked-style-name="H1">
      <style:text-properties fo:font-size="14pt" fo:font-weight="bold" style:font-size-asian="14pt" style:font-weight-asian="bold" style:font-size-complex="14pt" style:font-weight-complex="bold"/>
    </style:style>
    <style:style style:name="MAIN_20_TEXT_20_Знак" style:display-name="MAIN TEXT Знак" style:family="text" style:parent-style-name="H1_20_Знак" loext:linked-style-name="MAIN_20_TEXT">
      <style:text-properties fo:font-size="14pt" fo:font-weight="normal" style:font-size-asian="14pt" style:font-weight-asian="normal" style:font-size-complex="14pt" style:font-weight-complex="normal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307in" fo:margin-left="0.3307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307in" fo:margin-left="0.4957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3307in" fo:margin-left="0.661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3307in" fo:margin-left="0.8264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3307in" fo:margin-left="0.991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3307in" fo:margin-left="1.1571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3307in" fo:margin-left="1.322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3307in" fo:margin-left="1.4874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3307in" fo:margin-left="1.6528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9</meta:editing-cycles>
    <meta:print-date>2010-01-18T13:20:00</meta:print-date>
    <meta:creation-date>2024-05-07T01:19:08.572079180</meta:creation-date>
    <dc:date>2024-05-07T05:43:12.718796490</dc:date>
    <meta:editing-duration>PT1H54M55S</meta:editing-duration>
    <meta:generator>LibreOffice/7.3.7.2$Linux_X86_64 LibreOffice_project/30$Build-2</meta:generator>
    <meta:document-statistic meta:table-count="3" meta:image-count="0" meta:object-count="0" meta:page-count="9" meta:paragraph-count="68" meta:word-count="1273" meta:character-count="9770" meta:non-whitespace-character-count="8568"/>
    <meta:user-defined meta:name="AppVersion">16.0000</meta:user-defined>
    <meta:template xlink:type="simple" xlink:actuate="onRequest" xlink:title="_lab-template.dotx" xlink:href=""/>
  </office:meta>
</office:document-meta>
</file>